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line-height="100%"/>
    </style:style>
    <style:style style:name="P2" style:family="paragraph" style:parent-style-name="normal">
      <style:paragraph-properties fo:line-height="100%" fo:text-align="center" style:justify-single-word="false"/>
    </style:style>
    <style:style style:name="P3" style:family="paragraph" style:parent-style-name="normal">
      <style:paragraph-properties fo:line-height="100%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4" style:family="paragraph" style:parent-style-name="normal">
      <style:paragraph-properties fo:line-height="100%" fo:text-align="center" style:justify-single-word="false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5" style:family="paragraph" style:parent-style-name="normal">
      <style:text-properties officeooo:paragraph-rsid="001e52a8"/>
    </style:style>
    <style:style style:name="P6" style:family="paragraph" style:parent-style-name="normal">
      <style:text-properties officeooo:rsid="001e52a8" officeooo:paragraph-rsid="001e52a8"/>
    </style:style>
    <style:style style:name="P7" style:family="paragraph" style:parent-style-name="normal">
      <style:paragraph-properties fo:text-align="start" style:justify-single-word="false"/>
      <style:text-properties officeooo:paragraph-rsid="001e52a8"/>
    </style:style>
    <style:style style:name="P8" style:family="paragraph" style:parent-style-name="normal">
      <style:text-properties officeooo:rsid="001ec90c" officeooo:paragraph-rsid="001ec90c"/>
    </style:style>
    <style:style style:name="P9" style:family="paragraph" style:parent-style-name="normal">
      <style:text-properties fo:font-weight="bold" officeooo:rsid="001ec90c" officeooo:paragraph-rsid="001ec90c" style:font-weight-asian="bold" style:font-weight-complex="bold"/>
    </style:style>
    <style:style style:name="P10" style:family="paragraph" style:parent-style-name="normal">
      <style:text-properties fo:font-weight="bold" officeooo:rsid="001ec90c" officeooo:paragraph-rsid="001fb229" style:font-weight-asian="bold" style:font-weight-complex="bold"/>
    </style:style>
    <style:style style:name="P11" style:family="paragraph" style:parent-style-name="normal">
      <style:text-properties fo:font-weight="bold" officeooo:rsid="001fb229" officeooo:paragraph-rsid="001fb229" style:font-weight-asian="bold" style:font-weight-complex="bold"/>
    </style:style>
    <style:style style:name="P12" style:family="paragraph" style:parent-style-name="normal">
      <style:text-properties fo:font-weight="normal" officeooo:rsid="001ec90c" officeooo:paragraph-rsid="001ec90c" style:font-weight-asian="normal" style:font-weight-complex="normal"/>
    </style:style>
    <style:style style:name="P13" style:family="paragraph" style:parent-style-name="normal">
      <style:text-properties officeooo:paragraph-rsid="001ec90c"/>
    </style:style>
    <style:style style:name="P14" style:family="paragraph" style:parent-style-name="normal">
      <style:text-properties officeooo:rsid="001fb229" officeooo:paragraph-rsid="001fb229"/>
    </style:style>
    <style:style style:name="P15" style:family="paragraph" style:parent-style-name="normal">
      <style:text-properties officeooo:paragraph-rsid="001fb229"/>
    </style:style>
    <style:style style:name="P16" style:family="paragraph" style:parent-style-name="normal" style:master-page-name="Standard">
      <style:paragraph-properties fo:line-height="100%" fo:text-align="center" style:justify-single-word="false" style:page-number="1"/>
    </style:style>
    <style:style style:name="T1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T2" style:family="text">
      <style:text-properties style:font-name="Liberation Serif" fo:font-size="12pt" fo:font-weight="bold" officeooo:rsid="001e52a8" style:font-name-asian="Liberation Serif1" style:font-size-asian="12pt" style:font-weight-asian="bold" style:font-name-complex="Liberation Serif1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e52a8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52a8" style:font-weight-asian="bold" style:font-weight-complex="bold"/>
    </style:style>
    <style:style style:name="T7" style:family="text">
      <style:text-properties fo:font-weight="bold" officeooo:rsid="001ec90c" style:font-weight-asian="bold" style:font-weight-complex="bold"/>
    </style:style>
    <style:style style:name="T8" style:family="text">
      <style:text-properties fo:font-weight="bold" officeooo:rsid="001fb229" style:font-weight-asian="bold" style:font-weight-complex="bold"/>
    </style:style>
    <style:style style:name="T9" style:family="text">
      <style:text-properties fo:font-weight="bold" officeooo:rsid="001e52a8" style:font-weight-asian="bold" style:font-weight-complex="normal"/>
    </style:style>
    <style:style style:name="T10" style:family="text">
      <style:text-properties fo:font-weight="bold" officeooo:rsid="001ec90c" style:font-weight-asian="bold"/>
    </style:style>
    <style:style style:name="T11" style:family="text">
      <style:text-properties fo:color="#1155cc" style:text-underline-style="solid" style:text-underline-width="auto" style:text-underline-color="font-color" officeooo:rsid="001e52a8"/>
    </style:style>
    <style:style style:name="T12" style:family="text">
      <style:text-properties officeooo:rsid="001e52a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e52a8" style:font-weight-asian="normal" style:font-weight-complex="normal"/>
    </style:style>
    <style:style style:name="T15" style:family="text">
      <style:text-properties fo:font-weight="normal" officeooo:rsid="001ec90c" style:font-weight-asian="normal" style:font-weight-complex="normal"/>
    </style:style>
    <style:style style:name="T16" style:family="text">
      <style:text-properties fo:font-weight="normal" officeooo:rsid="001fb229" style:font-weight-asian="normal" style:font-weight-complex="normal"/>
    </style:style>
    <style:style style:name="T17" style:family="text">
      <style:text-properties officeooo:rsid="001fb229"/>
    </style:style>
    <style:style style:name="T18" style:family="text">
      <style:text-properties fo:font-style="italic" fo:font-weight="bold" officeooo:rsid="001e52a8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fb229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1e52a8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fb229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Computer Science and Information Technology Department, UoB, Quetta</text:span></text:p>
      <text:p text:style-name="P2"><text:span text:style-name="T1">Course: Programming Fundamentals</text:span></text:p>
      <text:p text:style-name="P4"/>
      <text:p text:style-name="P1"><text:span text:style-name="T1">BSCS 1st 2019-2023<text:tab/></text:span><text:span text:style-name="T2">(Afternoon)</text:span><text:span text:style-name="T1"><text:tab/>Terminal Exam 2019<text:tab/><text:tab/>Max Marks: 40</text:span></text:p>
      <text:p text:style-name="P3"/>
      <text:p text:style-name="P3"/>
      <text:p text:style-name="P1"><text:span text:style-name="T1">Note: Do not write anything on question paper except your roll number. Attempt all questions.</text:span></text:p>
      <text:p text:style-name="P3"/>
      <text:p text:style-name="P7"><text:span text:style-name="T3">Question No </text:span><text:span text:style-name="T4">1: </text:span></text:p>
      <text:p text:style-name="P5"><text:span text:style-name="T9">i) </text:span><text:span text:style-name="T14">Write a function </text:span><text:span text:style-name="T6">convert, </text:span><text:span text:style-name="T14">which accepts one char and return one char. The function should convert upper case letter e.g. </text:span><text:span text:style-name="T6">A</text:span><text:span text:style-name="T14"> to lower case </text:span><text:span text:style-name="T6">a.</text:span></text:p>
      <text:p text:style-name="P6"><text:span text:style-name="T5">ii) </text:span><text:span text:style-name="T13">Write main function and call convert function by passing it A as argument.</text:span></text:p>
      <text:p text:style-name="P6"><text:span text:style-name="T13"/></text:p>
      <text:p text:style-name="P10">Question No 2: <text:s/><text:span text:style-name="T17">a) </text:span>True or False</text:p>
      <text:p text:style-name="P12">1. char name[15] can store 15 characters.</text:p>
      <text:p text:style-name="P12">2. A string in c is an array of characters ending in the null character.</text:p>
      <text:p text:style-name="P13"><text:span text:style-name="T15">3. To define a string </text:span><text:span text:style-name="T7">char program[] = “BSCS”</text:span><text:span text:style-name="T15"> or </text:span><text:span text:style-name="T7">char *program=”BSCS”</text:span><text:span text:style-name="T15"> can be used.</text:span></text:p>
      <text:p text:style-name="P8"><text:span text:style-name="T13">4. characters are often manipulated as integers.</text:span></text:p>
      <text:p text:style-name="P14"><text:span text:style-name="T13">5. EOF has a value of -1.</text:span></text:p>
      <text:p text:style-name="P14"><text:span text:style-name="T13"/></text:p>
      <text:p text:style-name="P11">b) give short answers. (write only the name of the function)</text:p>
      <text:p text:style-name="P11"><text:span text:style-name="T13">1. which function converts a sequence of characters representing floating point to double.</text:span></text:p>
      <text:p text:style-name="P11"><text:span text:style-name="T13">2. which function is used to open a file.</text:span></text:p>
      <text:p text:style-name="P11"><text:span text:style-name="T13">3. which function is used to close a file.</text:span></text:p>
      <text:p text:style-name="P11"><text:span text:style-name="T13">4. which function prints a string followed by a new line.</text:span></text:p>
      <text:p text:style-name="P15"><text:span text:style-name="T16">5. which function is used to calculate the storage size of a data type.</text:span></text:p>
      <text:p text:style-name="P9"/>
      <text:p text:style-name="P8"><text:span text:style-name="T13"/></text:p>
      <text:p text:style-name="normal"><text:span text:style-name="T3">Question No </text:span><text:span text:style-name="T10">3</text:span><text:span text:style-name="T3">:</text:span> Write complete C program as instructed below: </text:p>
      <text:p text:style-name="normal">i) Create a structure <text:span text:style-name="T5">Contact</text:span>, that can store <text:span text:style-name="T6">n</text:span><text:span text:style-name="T5">ame</text:span>, <text:span text:style-name="T5">email</text:span> and <text:span text:style-name="T5">mobile</text:span> number of a person. </text:p>
      <text:p text:style-name="normal">ii) Create one variable of <text:span text:style-name="T5">Contact</text:span> type and name it <text:span text:style-name="T3">cont_one</text:span>. </text:p>
      <text:p text:style-name="normal">iii) Initialize <text:span text:style-name="T3">cont_one</text:span> with values (“<text:span text:style-name="T12">yourname</text:span>”, “<text:a xlink:type="simple" xlink:href="mailto:imrandotcs@gmail.com" text:style-name="Standard" text:visited-style-name="Standard"><text:span text:style-name="T11">y</text:span></text:a><text:span text:style-name="T11">ouremail@domain.com</text:span>”, “03<text:span text:style-name="T12">00</text:span>-<text:span text:style-name="T12">xxxxxxx”</text:span>)</text:p>
      <text:p text:style-name="normal">iv) write C statements to display values of <text:span text:style-name="T3">cont_one.</text:span></text:p>
      <text:p text:style-name="normal"/>
      <text:p text:style-name="P5"><text:span text:style-name="T6">Question No </text:span><text:span text:style-name="T7">4</text:span><text:span text:style-name="T6">:</text:span><text:span text:style-name="T12"> Write a c program that stores the </text:span><text:span text:style-name="T6">Contact</text:span><text:span text:style-name="T12"> structure as mentioned in </text:span><text:span text:style-name="T20">Question No </text:span><text:span text:style-name="T21">3</text:span><text:span text:style-name="T12"> in a file </text:span><text:span text:style-name="T6">“contacts.dat”</text:span></text:p>
      <text:p text:style-name="P5"><text:s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6T10:00:10.151699521</dc:date>
    <meta:editing-duration>PT41S</meta:editing-duration>
    <meta:editing-cycles>1</meta:editing-cycles>
    <meta:document-statistic meta:table-count="0" meta:image-count="0" meta:object-count="0" meta:page-count="1" meta:paragraph-count="26" meta:word-count="280" meta:character-count="1628" meta:non-whitespace-character-count="1366"/>
    <meta:generator>LibreOffice/6.4.6.2$Linux_X86_64 LibreOffice_project/40$Build-2</meta:generator>
  </office:meta>
</office:document-meta>
</file>